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3.931cm" fo:min-width="16.539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655cm" fo:min-width="3.31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2.91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87cm" fo:min-width="3.96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45cm" fo:min-width="2.35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35cm" svg:stroke-color="#1c1c1c" draw:marker-start="Arrowheads_20_4" draw:marker-start-width="0.352cm" draw:marker-end="Arrowheads_20_4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="Arrowheads_20_4" draw:marker-start-width="0.279cm" draw:marker-end="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35cm" svg:stroke-color="#000000" draw:marker-start="Arrowheads_20_5" draw:marker-start-width="0.252cm" draw:marker-end="Arrowheads_20_5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Long_20_Dash" svg:stroke-width="0.035cm" svg:stroke-color="#000000" draw:marker-start="Arrowheads_20_5" draw:marker-start-width="0.252cm" draw:marker-end="Arrowheads_20_5" draw:marker-end-width="0.252cm" svg:stroke-linecap="butt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573cm" fo:min-width="3.228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3cm" fo:min-width="2.30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3.548cm" fo:padding-top="0.165cm" fo:padding-bottom="0.165cm" fo:padding-left="0.29cm" fo:padding-right="0.29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="Arrowheads_20_8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0000" draw:marker-start="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3cm" fo:min-width="2.26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817cm" fo:min-width="0.389cm" fo:padding-top="0.151cm" fo:padding-bottom="0.151cm" fo:padding-left="0.276cm" fo:padding-right="0.276cm"/>
      <style:paragraph-properties style:writing-mode="lr-tb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0000" draw:marker-start="Arrowheads_20_8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28cm" svg:stroke-color="#000000" draw:marker-start-width="0.242cm" draw:marker-end="Arrowheads_20_8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cm" fo:margin-bottom="0cm" fo:text-align="center" style:writing-mode="lr-tb"/>
    </style:style>
    <style:style style:name="P4" style:family="paragraph">
      <loext:graphic-properties draw:fill="none"/>
      <style:paragraph-properties fo:margin-top="0cm" fo:margin-bottom="0cm"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4.287cm" svg:x="2.2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13.807cm" svg:y="3.213cm">
          <draw:text-box>
            <text:p>Docker-compose</text:p>
          </draw:text-box>
        </draw:frame>
        <draw:custom-shape draw:style-name="gr3" draw:text-style-name="P4" draw:layer="layout" svg:width="3.81cm" svg:height="1.905cm" svg:x="3.845cm" svg:y="8.55cm">
          <text:p text:style-name="P3">Image Mang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93cm" svg:height="1.905cm" svg:x="14.652cm" svg:y="10.207cm">
          <text:p text:style-name="P5">Image Storag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4cm" svg:height="1.517cm" svg:x="13.7cm" svg:y="13.065cm">
          <text:p text:style-name="P5">Image Classif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58cm" svg:height="1.27cm" svg:x="4.062cm" svg:y="12.67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5.445cm" svg:y1="10.455cm" svg:x2="5.445cm" svg:y2="12.677cm">
          <text:p/>
        </draw:line>
        <draw:line draw:style-name="gr7" draw:text-style-name="P7" draw:layer="layout" svg:x1="7.667cm" svg:y1="9.502cm" svg:x2="14.652cm" svg:y2="10.842cm">
          <text:p/>
        </draw:line>
        <draw:frame draw:style-name="gr8" draw:text-style-name="P2" draw:layer="layout" svg:width="7.938cm" svg:height="0.645cm" svg:x="4.72cm" svg:y="15.605cm">
          <draw:text-box>
            <text:p><text:span text:style-name="T2">Synchronous Connection using RESTfull API</text:span></text:p>
          </draw:text-box>
        </draw:frame>
        <draw:frame draw:style-name="gr9" draw:text-style-name="P8" draw:layer="layout" svg:width="3.175cm" svg:height="1.073cm" svg:x="4.057cm" svg:y="13.947cm">
          <draw:text-box>
            <text:p text:style-name="P7"><text:span text:style-name="T3">Image Meta data database</text:span></text:p>
          </draw:text-box>
        </draw:frame>
        <draw:line draw:style-name="gr10" draw:text-style-name="P1" draw:layer="layout" svg:x1="6.715cm" svg:y1="10.455cm" svg:x2="6.715cm" svg:y2="11.407cm">
          <text:p/>
        </draw:line>
        <draw:line draw:style-name="gr11" draw:text-style-name="P1" draw:layer="layout" svg:x1="6.715cm" svg:y1="11.407cm" svg:x2="14.017cm" svg:y2="11.407cm">
          <text:p/>
        </draw:line>
        <draw:line draw:style-name="gr12" draw:text-style-name="P1" draw:layer="layout" svg:x1="14.017cm" svg:y1="11.407cm" svg:x2="14.017cm" svg:y2="12.747cm">
          <text:p/>
        </draw:line>
        <draw:frame draw:style-name="gr13" draw:text-style-name="P2" draw:layer="layout" svg:width="7.62cm" svg:height="0.662cm" svg:x="4.71cm" svg:y="16.157cm">
          <draw:text-box>
            <text:p><text:span text:style-name="T3">Asynchronous Connection using RabbitMQ</text:span></text:p>
          </draw:text-box>
        </draw:frame>
        <draw:line draw:style-name="gr14" draw:text-style-name="P1" draw:layer="layout" svg:x1="17.922cm" svg:y1="13.077cm" svg:x2="17.922cm" svg:y2="12.759cm">
          <text:p/>
        </draw:line>
        <draw:line draw:style-name="gr14" draw:text-style-name="P1" draw:layer="layout" svg:x1="7.032cm" svg:y1="8.232cm" svg:x2="3.54cm" svg:y2="8.232cm">
          <text:p/>
        </draw:line>
        <draw:line draw:style-name="gr14" draw:text-style-name="P1" draw:layer="layout" svg:x1="3.54cm" svg:y1="8.232cm" svg:x2="3.54cm" svg:y2="10.137cm">
          <text:p/>
        </draw:line>
        <draw:line draw:style-name="gr14" draw:text-style-name="P1" draw:layer="layout" svg:x1="3.54cm" svg:y1="10.137cm" svg:x2="3.857cm" svg:y2="10.137cm">
          <text:p/>
        </draw:line>
        <draw:line draw:style-name="gr14" draw:text-style-name="P1" draw:layer="layout" svg:x1="13.382cm" svg:y1="12.747cm" svg:x2="13.382cm" svg:y2="14.452cm">
          <text:p/>
        </draw:line>
        <draw:line draw:style-name="gr14" draw:text-style-name="P1" draw:layer="layout" svg:x1="13.36cm" svg:y1="14.465cm" svg:x2="13.677cm" svg:y2="14.465cm">
          <text:p/>
        </draw:line>
        <draw:line draw:style-name="gr14" draw:text-style-name="P1" draw:layer="layout" svg:x1="17.922cm" svg:y1="12.775cm" svg:x2="13.382cm" svg:y2="12.775cm">
          <text:p/>
        </draw:line>
        <draw:line draw:style-name="gr14" draw:text-style-name="P1" draw:layer="layout" svg:x1="7.032cm" svg:y1="8.55cm" svg:x2="7.032cm" svg:y2="8.232cm">
          <text:p/>
        </draw:line>
        <draw:custom-shape draw:style-name="gr4" draw:text-style-name="P6" draw:layer="layout" svg:width="3.493cm" svg:height="1.905cm" svg:x="11.794cm" svg:y="4.945cm">
          <text:p text:style-name="P5">Service Registry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79cm" svg:y1="8.62cm" svg:x2="11.795cm" svg:y2="6.715cm">
          <text:p/>
        </draw:line>
        <draw:line draw:style-name="gr15" draw:text-style-name="P1" draw:layer="layout" svg:x1="3.222cm" svg:y1="15.922cm" svg:x2="4.81cm" svg:y2="15.922cm">
          <text:p/>
        </draw:line>
        <draw:line draw:style-name="gr16" draw:text-style-name="P1" draw:layer="layout" svg:x1="3.222cm" svg:y1="16.475cm" svg:x2="4.809cm" svg:y2="16.475cm">
          <text:p/>
        </draw:line>
        <draw:custom-shape draw:style-name="gr17" draw:text-style-name="P4" draw:layer="layout" svg:width="3.81cm" svg:height="1.905cm" svg:x="4.546cm" svg:y="5.05cm">
          <text:p text:style-name="P3">API GATEWAY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733cm" svg:y1="4.732cm" svg:x2="4.241cm" svg:y2="4.732cm">
          <text:p/>
        </draw:line>
        <draw:line draw:style-name="gr14" draw:text-style-name="P1" draw:layer="layout" svg:x1="4.241cm" svg:y1="4.732cm" svg:x2="4.241cm" svg:y2="6.637cm">
          <text:p/>
        </draw:line>
        <draw:line draw:style-name="gr14" draw:text-style-name="P1" draw:layer="layout" svg:x1="4.241cm" svg:y1="6.637cm" svg:x2="4.558cm" svg:y2="6.637cm">
          <text:p/>
        </draw:line>
        <draw:line draw:style-name="gr14" draw:text-style-name="P1" draw:layer="layout" svg:x1="7.733cm" svg:y1="5.05cm" svg:x2="7.733cm" svg:y2="4.732cm">
          <text:p/>
        </draw:line>
        <draw:line draw:style-name="gr7" draw:text-style-name="P7" draw:layer="layout" svg:x1="6.097cm" svg:y1="8.202cm" svg:x2="6.097cm" svg:y2="6.932cm">
          <text:p/>
        </draw:line>
        <draw:line draw:style-name="gr7" draw:text-style-name="P7" draw:layer="layout" svg:x1="8.302cm" svg:y1="6.08cm" svg:x2="11.795cm" svg:y2="6.08cm">
          <text:p/>
        </draw:line>
        <draw:line draw:style-name="gr14" draw:text-style-name="P1" draw:layer="layout" svg:x1="15.605cm" svg:y1="4.627cm" svg:x2="12.113cm" svg:y2="4.627cm">
          <text:p/>
        </draw:line>
        <draw:line draw:style-name="gr14" draw:text-style-name="P1" draw:layer="layout" svg:x1="15.605cm" svg:y1="4.627cm" svg:x2="15.605cm" svg:y2="6.532cm">
          <text:p/>
        </draw:line>
        <draw:line draw:style-name="gr14" draw:text-style-name="P1" draw:layer="layout" svg:x1="15.288cm" svg:y1="6.532cm" svg:x2="15.605cm" svg:y2="6.532cm">
          <text:p/>
        </draw:line>
        <draw:line draw:style-name="gr14" draw:text-style-name="P1" draw:layer="layout" svg:x1="12.112cm" svg:y1="4.945cm" svg:x2="12.112cm" svg:y2="4.627cm">
          <text:p/>
        </draw:line>
        <draw:line draw:style-name="gr7" draw:text-style-name="P7" draw:layer="layout" svg:x1="8.937cm" svg:y1="12.747cm" svg:x2="12.342cm" svg:y2="6.912cm">
          <text:p/>
        </draw:line>
        <draw:custom-shape draw:style-name="gr18" draw:text-style-name="P6" draw:layer="layout" svg:width="2.858cm" svg:height="1.27cm" svg:x="7.167cm" svg:y="12.74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2" draw:layer="layout" svg:width="2.223cm" svg:height="1.073cm" svg:x="7.632cm" svg:y="14.017cm">
          <draw:text-box>
            <text:p><text:span text:style-name="T3">Services database</text:span></text:p>
          </draw:text-box>
        </draw:frame>
        <draw:custom-shape draw:style-name="gr19" draw:text-style-name="P6" draw:layer="layout" svg:width="4.128cm" svg:height="1.905cm" svg:x="12.747cm" svg:y="7.667cm">
          <text:p text:style-name="P5"><text:span text:style-name="T4">Route Advertisement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302cm" svg:y1="6.397cm" svg:x2="12.747cm" svg:y2="8.62cm">
          <text:p/>
        </draw:line>
        <draw:line draw:style-name="gr20" draw:text-style-name="P1" draw:layer="layout" svg:x1="17.51cm" svg:y1="10.207cm" svg:x2="17.51cm" svg:y2="6.08cm">
          <text:p/>
        </draw:line>
        <draw:line draw:style-name="gr21" draw:text-style-name="P1" draw:layer="layout" svg:x1="17.51cm" svg:y1="6.08cm" svg:x2="15.605cm" svg:y2="6.08cm">
          <text:p/>
        </draw:line>
        <draw:line draw:style-name="gr14" draw:text-style-name="P1" draw:layer="layout" svg:x1="17.192cm" svg:y1="7.35cm" svg:x2="17.192cm" svg:y2="9.255cm">
          <text:p/>
        </draw:line>
        <draw:line draw:style-name="gr14" draw:text-style-name="P1" draw:layer="layout" svg:x1="16.875cm" svg:y1="9.255cm" svg:x2="17.192cm" svg:y2="9.255cm">
          <text:p/>
        </draw:line>
        <draw:line draw:style-name="gr14" draw:text-style-name="P1" draw:layer="layout" svg:x1="17.192cm" svg:y1="7.35cm" svg:x2="13.065cm" svg:y2="7.35cm">
          <text:p/>
        </draw:line>
        <draw:line draw:style-name="gr14" draw:text-style-name="P1" draw:layer="layout" svg:x1="13.065cm" svg:y1="7.668cm" svg:x2="13.065cm" svg:y2="7.35cm">
          <text:p/>
        </draw:line>
        <draw:custom-shape draw:style-name="gr22" draw:text-style-name="P6" draw:layer="layout" svg:width="2.819cm" svg:height="1.27cm" svg:x="10.207cm" svg:y="12.748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11.738cm" svg:y1="12.748cm" svg:x2="13.382cm" svg:y2="9.572cm">
          <text:p/>
        </draw:line>
        <draw:frame draw:style-name="gr9" draw:text-style-name="P8" draw:layer="layout" svg:width="2.223cm" svg:height="1.073cm" svg:x="10.524cm" svg:y="14.017cm">
          <draw:text-box>
            <text:p text:style-name="P7"><text:span text:style-name="T3">Route database</text:span></text:p>
          </draw:text-box>
        </draw:frame>
        <draw:custom-shape draw:style-name="gr23" draw:text-style-name="P9" draw:layer="layout" svg:width="1.587cm" svg:height="1.905cm" draw:transform="rotate (1.5707963267949) translate (15.287cm 16.457cm)">
          <text:p text:style-name="P7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8" draw:layer="layout" svg:width="2.223cm" svg:height="1.073cm" svg:x="15.17cm" svg:y="15.187cm">
          <draw:text-box>
            <text:p text:style-name="P7"><text:span text:style-name="T3">ResNet-18</text:span></text:p>
          </draw:text-box>
        </draw:frame>
        <draw:line draw:style-name="gr24" draw:text-style-name="P1" draw:layer="layout" svg:x1="14.652cm" svg:y1="14.652cm" svg:x2="14.652cm" svg:y2="15.605cm">
          <text:p/>
        </draw:line>
        <draw:line draw:style-name="gr25" draw:text-style-name="P1" draw:layer="layout" svg:x1="17.81cm" svg:y1="14.652cm" svg:x2="17.81cm" svg:y2="15.605cm">
          <text:p/>
        </draw:line>
        <draw:line draw:style-name="gr26" draw:text-style-name="P1" draw:layer="layout" svg:x1="14.652cm" svg:y1="15.605cm" svg:x2="15.287cm" svg:y2="15.605cm">
          <text:p/>
        </draw:line>
        <draw:line draw:style-name="gr27" draw:text-style-name="P1" draw:layer="layout" svg:x1="17.192cm" svg:y1="15.605cm" svg:x2="17.827cm" svg:y2="15.605cm">
          <text:p/>
        </draw:line>
        <draw:line draw:style-name="gr7" draw:text-style-name="P7" draw:layer="layout" svg:x1="7.667cm" svg:y1="8.937cm" svg:x2="12.747cm" svg:y2="8.9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5" draw:display-name="Arrowheads 5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8" draw:display-name="Arrowheads 8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2:54:55.657013221</meta:creation-date>
    <dc:date>2022-11-18T22:06:20.066358952</dc:date>
    <meta:editing-duration>PT11M54S</meta:editing-duration>
    <meta:editing-cycles>4</meta:editing-cycles>
    <meta:generator>LibreOffice/7.3.6.2$Linux_X86_64 LibreOffice_project/30$Build-2</meta:generator>
    <meta:document-statistic meta:object-count="58"/>
  </office:meta>
</office:document-meta>
</file>